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00000006559467495F9C7938C.png" manifest:media-type="image/png"/>
  <manifest:file-entry manifest:full-path="Pictures/10000000000000BD000000BD2407D84DE78CBABF.jpg" manifest:media-type="image/jpeg"/>
  <manifest:file-entry manifest:full-path="Pictures/2000000A0000102D00000C96C22B66F0F0F94AE5.svm" manifest:media-type="image/x-svm"/>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2000000009D0000007AC29D17F93D9B0E03.png" manifest:media-type="image/png"/>
  <manifest:file-entry manifest:full-path="Pictures/20000008000015EB00000E863365B3BC864E254C.svm" manifest:media-type="image/x-svm"/>
  <manifest:file-entry manifest:full-path="Pictures/10000200000000D40000008DB0FCB30BFC53FE0D.png" manifest:media-type="image/png"/>
  <manifest:file-entry manifest:full-path="Pictures/200000080000108700000A7A1D7F9F12AF807607.svm" manifest:media-type="image/x-svm"/>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officeooo:paragraph-rsid="01f2ce5e"/>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ef7e5d" officeooo:paragraph-rsid="01ef7e5d"/>
    </style:style>
    <style:style style:name="P15" style:family="paragraph" style:parent-style-name="TE_20_Unsoed_20_-_20_Subtitle">
      <style:text-properties officeooo:paragraph-rsid="01ef7e5d"/>
    </style:style>
    <style:style style:name="P16" style:family="paragraph" style:parent-style-name="TE_20_Unsoed_20_-_20_Text_20_Body_20_spasi_20_2">
      <style:text-properties officeooo:paragraph-rsid="0118cb27"/>
    </style:style>
    <style:style style:name="P17" style:family="paragraph" style:parent-style-name="TE_20_Unsoed_20_-_20_Text_20_Body_20_spasi_20_2">
      <style:text-properties officeooo:rsid="01f97edf" officeooo:paragraph-rsid="01f97edf"/>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ext_20_Body_20_spasi_20_2">
      <style:text-properties officeooo:paragraph-rsid="020259d3"/>
    </style:style>
    <style:style style:name="P2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4"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5" style:family="paragraph" style:parent-style-name="TE_20_Unsoed_20_-_20_Title">
      <style:text-properties officeooo:rsid="01ef7e5d" officeooo:paragraph-rsid="01ef7e5d"/>
    </style:style>
    <style:style style:name="P26"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27" style:family="paragraph" style:parent-style-name="Illustration_20_Index_20_1">
      <style:paragraph-properties>
        <style:tab-stops>
          <style:tab-stop style:position="5.5118in" style:type="right" style:leader-style="dotted" style:leader-text="."/>
        </style:tab-stops>
      </style:paragraph-properties>
    </style:style>
    <style:style style:name="P28" style:family="paragraph" style:parent-style-name="Gambar">
      <style:paragraph-properties fo:text-align="center" style:justify-single-word="false"/>
    </style:style>
    <style:style style:name="P29" style:family="paragraph" style:parent-style-name="TE_20_Unsoed_20_-_20_Daftar_20_Simbol">
      <style:paragraph-properties fo:text-align="end" style:justify-single-word="false" style:writing-mode="rl-tb"/>
    </style:style>
    <style:style style:name="P30"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31"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32" style:family="paragraph" style:parent-style-name="Contents_20_1">
      <style:paragraph-properties>
        <style:tab-stops>
          <style:tab-stop style:position="5.5118in" style:type="right" style:leader-style="dotted" style:leader-text="."/>
        </style:tab-stops>
      </style:paragraph-properties>
    </style:style>
    <style:style style:name="P33" style:family="paragraph" style:parent-style-name="Bibliography_20_1">
      <style:text-properties officeooo:rsid="0205842a"/>
    </style:style>
    <style:style style:name="P34" style:family="paragraph" style:parent-style-name="Heading_20_1" style:master-page-name="TE_20_Unsoed_20_-_20_01_20_Halaman_20_Judul">
      <style:paragraph-properties style:page-number="auto"/>
      <style:text-properties fo:color="#ffffff"/>
    </style:style>
    <style:style style:name="P35" style:family="paragraph" style:parent-style-name="Heading_20_1" style:master-page-name="TE_20_Unsoed_20_-_20_01_20_Halaman_20_Judul">
      <style:paragraph-properties style:page-number="1"/>
      <style:text-properties fo:color="#ffffff" officeooo:paragraph-rsid="007ab541"/>
    </style:style>
    <style:style style:name="P36" style:family="paragraph" style:parent-style-name="Heading_20_1" style:master-page-name="TE_20_Unsoed_20_-_20_02_20_Halaman_20_Muka_20_Awal">
      <style:paragraph-properties style:page-number="auto"/>
      <style:text-properties officeooo:rsid="0008fde2"/>
    </style:style>
    <style:style style:name="P37" style:family="paragraph" style:parent-style-name="Heading_20_1" style:master-page-name="TE_20_Unsoed_20_-_20_02_20_Halaman_20_Muka_20_Awal">
      <style:paragraph-properties style:page-number="auto"/>
      <style:text-properties officeooo:rsid="0008fde2" officeooo:paragraph-rsid="0009ce34"/>
    </style:style>
    <style:style style:name="P38" style:family="paragraph" style:parent-style-name="Heading_20_1" style:master-page-name="TE_20_Unsoed_20_-_20_04_20_Halaman_20_Isi_20_Awal_20_Bab">
      <style:paragraph-properties style:page-number="1"/>
      <style:text-properties officeooo:rsid="0006b4bf"/>
    </style:style>
    <style:style style:name="P39" style:family="paragraph" style:parent-style-name="Heading_20_1" style:master-page-name="TE_20_Unsoed_20_-_20_04_20_Halaman_20_Isi_20_Awal_20_Bab">
      <style:paragraph-properties style:page-number="auto"/>
    </style:style>
    <style:style style:name="P40" style:family="paragraph" style:parent-style-name="Heading_20_1" style:master-page-name="TE_20_Unsoed_20_-_20_04_20_Halaman_20_Isi_20_Awal_20_Bab">
      <style:paragraph-properties style:page-number="auto"/>
      <style:text-properties officeooo:rsid="0006b4bf"/>
    </style:style>
    <style:style style:name="P41"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42" style:family="paragraph" style:parent-style-name="Heading_20_2">
      <style:text-properties officeooo:rsid="00537c1f" officeooo:paragraph-rsid="00537c1f"/>
    </style:style>
    <style:style style:name="P43" style:family="paragraph" style:parent-style-name="Heading_20_2">
      <style:text-properties officeooo:rsid="020a2e30" officeooo:paragraph-rsid="020a2e30"/>
    </style:style>
    <style:style style:name="P44" style:family="paragraph" style:parent-style-name="Heading_20_2">
      <style:text-properties officeooo:rsid="020b21d4" officeooo:paragraph-rsid="020b21d4"/>
    </style:style>
    <style:style style:name="P45" style:family="paragraph" style:parent-style-name="Heading_20_2">
      <style:text-properties officeooo:rsid="00605141" officeooo:paragraph-rsid="00605141"/>
    </style:style>
    <style:style style:name="P46" style:family="paragraph" style:parent-style-name="Heading_20_2">
      <style:text-properties officeooo:rsid="01f97edf" officeooo:paragraph-rsid="01f97edf"/>
    </style:style>
    <style:style style:name="P47" style:family="paragraph" style:parent-style-name="Heading_20_2">
      <style:paragraph-properties fo:text-align="justify" style:justify-single-word="false"/>
      <style:text-properties officeooo:rsid="01fb5462" officeooo:paragraph-rsid="01fb5462"/>
    </style:style>
    <style:style style:name="P48" style:family="paragraph" style:parent-style-name="Heading_20_2">
      <style:text-properties officeooo:rsid="01fb5462" officeooo:paragraph-rsid="01fb5462"/>
    </style:style>
    <style:style style:name="P49" style:family="paragraph" style:parent-style-name="Heading_20_2">
      <style:text-properties officeooo:rsid="01fce203" officeooo:paragraph-rsid="01fce203"/>
    </style:style>
    <style:style style:name="P50" style:family="paragraph" style:parent-style-name="Heading_20_2">
      <style:text-properties officeooo:rsid="02001cbe" officeooo:paragraph-rsid="02001cbe"/>
    </style:style>
    <style:style style:name="P51" style:family="paragraph" style:parent-style-name="Text" style:master-page-name="TE_20_Unsoed_20_-_20_00_20_Halaman_20_Antara">
      <style:paragraph-properties style:page-number="auto"/>
      <style:text-properties officeooo:paragraph-rsid="001fe767"/>
    </style:style>
    <style:style style:name="P52" style:family="paragraph" style:parent-style-name="Heading_20_3">
      <style:text-properties officeooo:rsid="02001cbe" officeooo:paragraph-rsid="02001cbe"/>
    </style:style>
    <style:style style:name="P53" style:family="paragraph" style:parent-style-name="Heading_20_3">
      <style:text-properties officeooo:rsid="0201ffe4" officeooo:paragraph-rsid="0201ffe4"/>
    </style:style>
    <style:style style:name="P54" style:family="paragraph" style:parent-style-name="TE_20_Unsoed_20_-_20_Text_20_Body_20_spasi_20_2" style:list-style-name="L1">
      <style:text-properties officeooo:rsid="020daecf" officeooo:paragraph-rsid="020daecf"/>
    </style:style>
    <style:style style:name="P55" style:family="paragraph" style:parent-style-name="TE_20_Unsoed_20_-_20_Text_20_Body_20_spasi_20_2" style:list-style-name="L2">
      <style:text-properties officeooo:rsid="020b21d4" officeooo:paragraph-rsid="020b21d4"/>
    </style:style>
    <style:style style:name="P56" style:family="paragraph" style:parent-style-name="TE_20_Unsoed_20_-_20_Text_20_Body_20_spasi_20_2" style:list-style-name="L3">
      <style:text-properties officeooo:rsid="01f2ce5e" officeooo:paragraph-rsid="01f2ce5e"/>
    </style:style>
    <style:style style:name="P57" style:family="paragraph" style:parent-style-name="TE_20_Unsoed_20_-_20_Text_20_Body_20_spasi_20_2" style:list-style-name="L3">
      <style:text-properties officeooo:rsid="01f47761" officeooo:paragraph-rsid="01f47761"/>
    </style:style>
    <style:style style:name="P58"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154in"/>
    </style:style>
    <style:style style:name="T10" style:family="text">
      <style:text-properties fo:letter-spacing="0.0264in"/>
    </style:style>
    <style:style style:name="T11" style:family="text">
      <style:text-properties officeooo:rsid="02001cbe"/>
    </style:style>
    <style:style style:name="T12" style:family="text">
      <style:text-properties officeooo:rsid="0201ffe4"/>
    </style:style>
    <style:style style:name="T13" style:family="text">
      <style:text-properties officeooo:rsid="020259d3"/>
    </style:style>
    <style:style style:name="T14"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5"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6" style:family="text">
      <style:text-properties text:display="none"/>
    </style:style>
    <style:style style:name="T17" style:family="text">
      <style:text-properties officeooo:rsid="0208ec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4" text:outline-level="1" text:is-list-header="true"><text:bookmark-start text:name="__RefHeading__74418_1579177405"/><text:bookmark-end text:name="__RefHeading__74418_1579177405"/></text:h>
      <text:p text:style-name="P25">Proposal proyek keteknikan</text:p>
      <text:p text:style-name="P23"/>
      <text:p text:style-name="P24">CLEVO (FLOOR CLEANER AND OBSTACLE AVOIDING) <text:s text:c="10"/>ROBOT <text:span text:style-name="T17">PEMBERSIH LANTAI BERBASIS ARDUINO</text:span></text:p>
      <text:p text:style-name="TE_20_Unsoed_20_-_20_Subtitle"/>
      <text:p text:style-name="TE_20_Unsoed_20_-_20_Subtitle"/>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4">1. Muhamad Husni Mubarok (H1A015006)</text:p>
      <text:p text:style-name="P14">2. Andika Davi Yudhistira (H1A015056)</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2">ELEKTRO</text:span></text:p>
      <text:p text:style-name="P9">PURBALINGGA</text:p>
      <text:p text:style-name="P8">201<text:span text:style-name="T5">8</text:span></text:p>
      <text:p text:style-name="P51"/>
      <text:h text:style-name="P35" text:outline-level="1" text:is-list-header="true"><text:bookmark-start text:name="__RefHeading__78334_1579177405"/>HALAMAN JUDUL<text:bookmark-end text:name="__RefHeading__78334_1579177405"/></text:h>
      <text:p text:style-name="P25">Proposal proyek keteknikan</text:p>
      <text:p text:style-name="P23"/>
      <text:p text:style-name="P24">CLEVO (FLOOR CLEANER AND OBSTACLE AVOIDING) <text:s text:c="9"/>ROBOT <text:span text:style-name="T17">PEMBERSIH LANTAI BERBASIS ARDUINO</text:span></text:p>
      <text:p text:style-name="P12"/>
      <text:p text:style-name="P12"/>
      <text:p text:style-name="P12"/>
      <text:p text:style-name="P15">Disusun untuk memenuhi <text:span text:style-name="T5">mata kuliah Proyek Keteknikan</text:span><text:line-break/>di Jurusan Teknik Elektro Universitas Jenderal Soedirman</text:p>
      <text:p text:style-name="P12"/>
      <text:p text:style-name="P12"/>
      <text:p text:style-name="P12"/>
      <text:p text:style-name="P13"><draw:frame draw:style-name="fr3" draw:name="Image2" text:anchor-type="as-char" svg:width="1.9701in" svg:height="1.9701in" draw:z-index="1"><draw:image xlink:href="Pictures/10000000000000BD000000BD75295F301C3BE659.jpg" xlink:type="simple" xlink:show="embed" xlink:actuate="onLoad" loext:mime-type="image/jpeg"/></draw:frame></text:p>
      <text:p text:style-name="P12"/>
      <text:p text:style-name="P12"/>
      <text:p text:style-name="P12"/>
      <text:p text:style-name="P12">Disusun <text:span text:style-name="T4">o</text:span>leh:</text:p>
      <text:p text:style-name="P12"/>
      <text:p text:style-name="P14">1. Muhamad Husni Mubarok (H1A015006)</text:p>
      <text:p text:style-name="P14">2. Andika Davi Yudhistira (H1A015056)</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2">ELEKTRO</text:span></text:p>
      <text:p text:style-name="P10">PURBALINGGA</text:p>
      <text:p text:style-name="P12"><text:span text:style-name="T14">201</text:span><text:span text:style-name="T15">8</text:span></text:p>
      <text:h text:style-name="P36"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78334_1579177405" text:style-name="Index_20_Link" text:visited-style-name="Index_20_Link">HALAMAN JUDUL<text:tab/>i</text:a></text:p>
          <text:p text:style-name="P32"><text:a xlink:type="simple" xlink:href="#__RefHeading__179_1696878657" text:style-name="Index_20_Link" text:visited-style-name="Index_20_Link">DAFTAR ISI<text:tab/>ii</text:a></text:p>
          <text:p text:style-name="P32"><text:a xlink:type="simple" xlink:href="#__RefHeading__183_1696878657" text:style-name="Index_20_Link" text:visited-style-name="Index_20_Link">DAFTAR GAMBAR<text:tab/>iii</text:a></text:p>
          <text:p text:style-name="P32"><text:a xlink:type="simple" xlink:href="#__RefHeading__185_1696878657" text:style-name="Index_20_Link" text:visited-style-name="Index_20_Link">BAB 1 <text:s/>PENDAHULUAN<text:tab/>1</text:a></text:p>
          <text:p text:style-name="P31"><text:a xlink:type="simple" xlink:href="#__RefHeading__74439_315167856" text:style-name="Index_20_Link" text:visited-style-name="Index_20_Link">1.1 <text:tab/>Latar Belakang<text:tab/>1</text:a></text:p>
          <text:p text:style-name="P31"><text:a xlink:type="simple" xlink:href="#__RefHeading___Toc682_1394215777" text:style-name="Index_20_Link" text:visited-style-name="Index_20_Link">1.2 <text:tab/>Rumusan Masalah<text:tab/>2</text:a></text:p>
          <text:p text:style-name="P31"><text:a xlink:type="simple" xlink:href="#__RefHeading___Toc684_1394215777" text:style-name="Index_20_Link" text:visited-style-name="Index_20_Link">1.3 <text:tab/>Batasan Masalah<text:tab/>2</text:a></text:p>
          <text:p text:style-name="P31"><text:a xlink:type="simple" xlink:href="#__RefHeading__74445_315167856" text:style-name="Index_20_Link" text:visited-style-name="Index_20_Link">1.4 <text:tab/>Tujuan dan Manfaat<text:tab/>3</text:a></text:p>
          <text:p text:style-name="P30"><text:a xlink:type="simple" xlink:href="#__RefHeading__74447_315167856" text:style-name="Index_20_Link" text:visited-style-name="Index_20_Link">1.4.1 <text:tab/>Tujuan<text:tab/>3</text:a></text:p>
          <text:p text:style-name="P30"><text:a xlink:type="simple" xlink:href="#__RefHeading__74449_315167856" text:style-name="Index_20_Link" text:visited-style-name="Index_20_Link">1.4.2 <text:tab/>Manfaat<text:tab/>3</text:a></text:p>
          <text:p text:style-name="P31"><text:a xlink:type="simple" xlink:href="#__RefHeading___Toc3789_1294106092" text:style-name="Index_20_Link" text:visited-style-name="Index_20_Link">1.5 <text:tab/>Ruang Lingkup Pembahasan<text:tab/>3</text:a></text:p>
          <text:p text:style-name="P32"><text:a xlink:type="simple" xlink:href="#__RefHeading__187_1696878657" text:style-name="Index_20_Link" text:visited-style-name="Index_20_Link">BAB 2 <text:s/>TINJAUAN PUSTAKA<text:tab/>4</text:a></text:p>
          <text:p text:style-name="P31"><text:a xlink:type="simple" xlink:href="#__RefHeading__1685_792468862" text:style-name="Index_20_Link" text:visited-style-name="Index_20_Link">2.1 <text:tab/>Arduiono Uno<text:tab/>4</text:a></text:p>
          <text:p text:style-name="P31"><text:a xlink:type="simple" xlink:href="#__RefHeading___Toc12168_1801183894" text:style-name="Index_20_Link" text:visited-style-name="Index_20_Link">2.2 <text:tab/>Motor Driver L298<text:tab/>5</text:a></text:p>
          <text:p text:style-name="P31"><text:a xlink:type="simple" xlink:href="#__RefHeading___Toc12170_1801183894" text:style-name="Index_20_Link" text:visited-style-name="Index_20_Link">2.3 <text:tab/>Sensor Ultrasonik<text:tab/>5</text:a></text:p>
          <text:p text:style-name="P32"><text:a xlink:type="simple" xlink:href="#__RefHeading__2006_1261562691" text:style-name="Index_20_Link" text:visited-style-name="Index_20_Link">BAB 3 <text:s/>METODE PEMBUATAN ALAT<text:tab/>7</text:a></text:p>
          <text:p text:style-name="P31"><text:a xlink:type="simple" xlink:href="#__RefHeading___Toc12172_1801183894" text:style-name="Index_20_Link" text:visited-style-name="Index_20_Link">3.1 <text:tab/>Metode Pembuatan CLEVO Robot<text:tab/>7</text:a></text:p>
          <text:p text:style-name="P30"><text:a xlink:type="simple" xlink:href="#__RefHeading___Toc12174_1801183894" text:style-name="Index_20_Link" text:visited-style-name="Index_20_Link">3.1.1 <text:tab/>Perancangan Hardware<text:tab/>7</text:a></text:p>
          <text:p text:style-name="P30"><text:a xlink:type="simple" xlink:href="#__RefHeading___Toc12176_1801183894" text:style-name="Index_20_Link" text:visited-style-name="Index_20_Link">3.1.2 <text:tab/> Perancangan Electrical<text:tab/>7</text:a></text:p>
          <text:p text:style-name="P30"><text:a xlink:type="simple" xlink:href="#__RefHeading___Toc12178_1801183894" text:style-name="Index_20_Link" text:visited-style-name="Index_20_Link">3.1.3 <text:tab/>Pemrograman<text:tab/>8</text:a></text:p>
          <text:p text:style-name="P32"><text:a xlink:type="simple" xlink:href="#__RefHeading__189_1696878657" text:style-name="Index_20_Link" text:visited-style-name="Index_20_Link">BAB 4 <text:s/>PENUTUP<text:tab/>9</text:a></text:p>
        </text:index-body>
      </text:table-of-content>
      <text:p text:style-name="Text_20_body"/>
      <text:p text:style-name="P3"/>
      <text:p text:style-name="Text_20_body"/>
      <text:h text:style-name="P37"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Gambar 2.1: Arduino Uno<text:tab/>4</text:p>
          <text:p text:style-name="P27">Gambar 2.2: Motor Shield L298<text:tab/>5</text:p>
          <text:p text:style-name="P27"><text:s/>Gambar 2.3: Sensor Ultrasonik<text:tab/>6</text:p>
        </text:index-body>
      </text:illustration-index>
      <text:p text:style-name="P3"/>
      <text:p text:style-name="P3"/>
      <text:p text:style-name="P3"/>
      <text:p text:style-name="P4"/>
      <text:p text:style-name="P4"/>
      <text:p text:style-name="P4"/>
      <text:p text:style-name="P29"/>
      <text:p text:style-name="P3"/>
      <text:p text:style-name="P3"/>
      <text:h text:style-name="P38" text:outline-level="1"><text:bookmark-start text:name="__RefHeading__185_1696878657"/><text:line-break/>PENDAHULUAN<text:bookmark-end text:name="__RefHeading__185_1696878657"/></text:h>
      <text:h text:style-name="P42"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7"><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43" text:outline-level="2"><text:bookmark-start text:name="__RefHeading___Toc682_1394215777"/>Rumusan Masalah<text:bookmark-end text:name="__RefHeading___Toc682_1394215777"/></text:h>
      <text:list xml:id="list2181166376" text:style-name="L1">
        <text:list-item>
          <text:p text:style-name="P54">Latar belakang apakah yang membuat orang membutuhkan robot pembersih lantai? </text:p>
        </text:list-item>
        <text:list-item>
          <text:p text:style-name="P54">Seberapa jauh kemampuan yang dimiliki robot dalam mengatasi urusan rumah tangga?</text:p>
        </text:list-item>
      </text:list>
      <text:h text:style-name="P44" text:outline-level="2"><text:bookmark-start text:name="__RefHeading___Toc684_1394215777"/>Batasan Masalah<text:bookmark-end text:name="__RefHeading___Toc684_1394215777"/></text:h>
      <text:list xml:id="list349284874" text:style-name="L2">
        <text:list-item>
          <text:p text:style-name="P55">Robot ini hanya mampu membersihkan debu – debu di lantai</text:p>
        </text:list-item>
        <text:list-item>
          <text:p text:style-name="P55">Robot ini hanya mampu membersihkan debu dengan intensitas rendah</text:p>
        </text:list-item>
      </text:list>
      <text:h text:style-name="P45"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4003405193" text:style-name="L3">
        <text:list-item>
          <text:p text:style-name="P56">Memenuhi tugas mata kuliah Proyek Keteknikan tahun 2018</text:p>
        </text:list-item>
        <text:list-item>
          <text:p text:style-name="P57">menciptakan sebuah robot yang dapat membantu pekerjaan rumah tangga</text:p>
        </text:list-item>
        <text:list-item>
          <text:p text:style-name="P57">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1087318683" text:style-name="L4">
        <text:list-item>
          <text:p text:style-name="P58">Dapat meringankan pekerjaan manusia khususnya dalam urusan rumah tangga</text:p>
        </text:list-item>
        <text:list-item>
          <text:p text:style-name="P58">menciptakan inovasi baru dalam dunia robotik</text:p>
        </text:list-item>
      </text:list>
      <text:h text:style-name="P46" text:outline-level="2"><text:bookmark-start text:name="__RefHeading___Toc3789_1294106092"/>Ruang Lingkup Pembahasan<text:bookmark-end text:name="__RefHeading___Toc3789_1294106092"/></text:h>
      <text:p text:style-name="P17">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p text:style-name="P16"/>
      <text:h text:style-name="P40" text:outline-level="1"><text:bookmark-start text:name="__RefHeading__187_1696878657"/><text:line-break/>TINJAUAN PUSTAKA<text:bookmark-end text:name="__RefHeading__187_1696878657"/></text:h>
      <text:h text:style-name="P47"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text:span text:style-name="T9"> </text:span>Atmega 328 (sebuah keping yang secara fungsional bertindak seperti sebuah komputer). Piranti seperti ini dapat dimanfaatkan untuk mewujudkan rangkaian elektronik dari yang sederhana hingga yang kompleks. Dengan penambahan   komponen   tertentu,<text:span text:style-name="T10">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 loext:mime-type="image/x-vclgraphic"/><draw:image xlink:href="Pictures/100002000000009D0000007AC29D17F93D9B0E03.png" xlink:type="simple" xlink:show="embed" xlink:actuate="onLoad"/></draw:frame></text:p><text:p text:style-name="P28">Gambar <text:sequence text:ref-name="refGambar0" text:name="Gambar" text:formula="ooow:Gambar+1" style:num-format="1">2.1</text:sequence>: Arduino Uno</text:p></draw:text-box></draw:frame></text:p>
      <text:p text:style-name="P6"/>
      <text:p text:style-name="P6"/>
      <text:p text:style-name="P6"/>
      <text:p text:style-name="P6"/>
      <text:p text:style-name="P6"/>
      <text:h text:style-name="P48"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 loext:mime-type="image/x-vclgraphic"/><draw:image xlink:href="Pictures/10000200000000D40000008DB0FCB30BFC53FE0D.png" xlink:type="simple" xlink:show="embed" xlink:actuate="onLoad"/></draw:frame></text:p><text:p text:style-name="P28">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49"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1.6661in" draw:z-index="6"><draw:text-box fo:min-height="1.0563in"><text:p text:style-name="P28"><draw:frame draw:style-name="fr4" draw:name="Image5" text:anchor-type="as-char" svg:width="1.6661in" style:rel-width="100%" svg:height="1.0563in" style:rel-height="scale" draw:z-index="7"><draw:image xlink:href="Pictures/200000080000108700000A7A1D7F9F12AF807607.svm" xlink:type="simple" xlink:show="embed" xlink:actuate="onLoad" loext:mime-type="image/x-vclgraphic"/><draw:image xlink:href="Pictures/10000200000000A00000006559467495F9C7938C.png" xlink:type="simple" xlink:show="embed" xlink:actuate="onLoad"/></draw:frame><text:span text:style-name="T16"><text:line-break/></text:span>Gambar <text:sequence text:ref-name="refGambar2" text:name="Gambar" text:formula="ooow:Gambar+1" style:num-format="1">2.3</text:sequence>: Sensor Ultrasonik</text:p></draw:text-box></draw:frame></text:p>
      <text:h text:style-name="P41" text:outline-level="1"><text:bookmark-start text:name="__RefHeading__2006_1261562691"/><text:line-break/><text:span text:style-name="T11">METODE PEMBUATAN ALAT</text:span><text:bookmark-end text:name="__RefHeading__2006_1261562691"/></text:h>
      <text:h text:style-name="P50"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2" text:outline-level="3"><text:bookmark-start text:name="__RefHeading___Toc12174_1801183894"/>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2">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3" text:outline-level="3"><text:bookmark-start text:name="__RefHeading___Toc12178_1801183894"/><text:soft-page-break/>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 15 maka robot akan berbelok <text:s/>ke kiri sebesar 90derajat, maju dan berbelok lagi kekiri sebesar 90derajat.</text:p>
      <text:h text:style-name="P39" text:outline-level="1"><text:bookmark-start text:name="__RefHeading__189_1696878657"/><text:line-break/><text:span text:style-name="T13">PENUTUP</text:span><text:bookmark-end text:name="__RefHeading__189_1696878657"/></text:h>
      <text:p text:style-name="P22">Demikian yang dapat kami paparkan mengenai materi yang menjadi pokok bahasan dalam <text:span text:style-name="T13">proposal</text:span> ini. <text:span text:style-name="T13">T</text:span>entunya masih banyak kekurangan k<text:span text:style-name="T13">a</text:span>rena terbatasnya pengetahuan dan kurangnya rujukan atau referensi yang ada hubungan nya dengan judul makalah ini. Penulis banyak berharap para pembaca <text:s/>memberikan kritik dan saran yang membangun kepada penulis demi sempurna nya <text:span text:style-name="T13">proposal</text:span> ini dan dan penulisan makalah dikesempatan – kesempatan berikut nya. Semoga makalah ini berguna bagi penulis pada khusus nya juga para pembaca <text:s/>pada umum nya. <text:span text:style-name="T13">Sekian dan terima kasih.</text:span></text:p>
      <text:p text:style-name="P26">DAFTAR PUSTAKA</text:p>
      <text:section text:style-name="Sect1" text:name="ZOTERO_BIBL {&quot;custom&quot;:[]} CSL_BIBLIOGRAPHY RND99cNoYJbrA">
        <text:p text:style-name="P33">[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5" meta:object-count="0" meta:page-count="16" meta:paragraph-count="103" meta:word-count="1392" meta:character-count="10082" meta:non-whitespace-character-count="8729"/>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